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monospace"/>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in" fo:margin-bottom="0.1665in" style:contextual-spacing="false" fo:line-height="100%" style:page-number="auto"/>
      <style:text-properties fo:color="#5c5d91" loext:opacity="100%" style:font-name="inherit" fo:font-size="14pt" fo:language="es" fo:country="ES" fo:font-weight="bold" style:letter-kerning="true" style:font-name-asian="Times New Roman1" style:font-size-asian="14pt" style:language-asian="fr" style:country-asian="FR" style:font-weight-asian="bold" style:font-name-complex="Times New Roman1" style:font-size-complex="14pt" style:font-weight-complex="bold"/>
    </style:style>
    <style:style style:name="P2" style:family="paragraph" style:parent-style-name="Standard">
      <style:text-properties fo:language="es" fo:country="ES"/>
    </style:style>
    <style:style style:name="P3" style:family="paragraph" style:parent-style-name="Standard">
      <style:text-properties fo:color="#c9211e" loext:opacity="100%" fo:language="es" fo:country="ES"/>
    </style:style>
    <style:style style:name="P4" style:family="paragraph" style:parent-style-name="Standard">
      <loext:graphic-properties draw:fill="solid" draw:fill-color="#ffffff" draw:opacity="100%"/>
      <style:paragraph-properties fo:margin-top="0in" fo:margin-bottom="0.1307in" style:contextual-spacing="false" fo:line-height="100%" fo:background-color="#ffffff"/>
      <style:text-properties fo:language="es" fo:country="ES"/>
    </style:style>
    <style:style style:name="P5" style:family="paragraph" style:parent-style-name="Standard">
      <loext:graphic-properties draw:fill="solid" draw:fill-color="#d8d8d8" draw:opacity="100%"/>
      <style:paragraph-properties fo:margin-top="0in" fo:margin-bottom="0.1307in" style:contextual-spacing="false" fo:line-height="100%" fo:background-color="#d8d8d8"/>
      <style:text-properties fo:language="es" fo:country="ES"/>
    </style:style>
    <style:style style:name="P6" style:family="paragraph" style:parent-style-name="Standard">
      <loext:graphic-properties draw:fill="solid" draw:fill-color="#ffffff" draw:opacity="100%"/>
      <style:paragraph-properties fo:margin-top="0in" fo:margin-bottom="0.1307in" style:contextual-spacing="false" fo:line-height="100%" fo:background-color="#ffffff"/>
      <style:text-properties fo:language="es" fo:country="ES" officeooo:paragraph-rsid="00217935"/>
    </style:style>
    <style:style style:name="P7" style:family="paragraph" style:parent-style-name="Standard">
      <loext:graphic-properties draw:fill="solid" draw:fill-color="#ffffff" draw:opacity="100%"/>
      <style:paragraph-properties fo:margin-top="0in" fo:margin-bottom="0.1307in" style:contextual-spacing="false" fo:line-height="100%" fo:background-color="#ffffff"/>
      <style:text-properties fo:language="es" fo:country="ES" officeooo:rsid="00217935" officeooo:paragraph-rsid="00217935"/>
    </style:style>
    <style:style style:name="P8" style:family="paragraph" style:parent-style-name="Standard">
      <loext:graphic-properties draw:fill="solid" draw:fill-color="#ffffff" draw:opacity="100%"/>
      <style:paragraph-properties fo:margin-top="0in" fo:margin-bottom="0.1307in" style:contextual-spacing="false" fo:line-height="100%" fo:background-color="#ffffff"/>
      <style:text-properties fo:color="#000000" loext:opacity="100%" style:font-name="Verdana" fo:language="es" fo:country="ES" style:font-name-asian="Times New Roman1" style:language-asian="fr" style:country-asian="FR" style:font-name-complex="Times New Roman1"/>
    </style:style>
    <style:style style:name="P9" style:family="paragraph" style:parent-style-name="Standard">
      <loext:graphic-properties draw:fill="solid" draw:fill-color="#d8d8d8" draw:opacity="100%"/>
      <style:paragraph-properties fo:margin-top="0in" fo:margin-bottom="0.1307in" style:contextual-spacing="false" fo:line-height="100%" fo:background-color="#d8d8d8"/>
      <style:text-properties fo:color="#000000" loext:opacity="100%" style:font-name="Verdana" fo:language="es" fo:country="ES" style:font-name-asian="Times New Roman1" style:language-asian="fr" style:country-asian="FR" style:font-name-complex="Times New Roman1"/>
    </style:style>
    <style:style style:name="P10" style:family="paragraph" style:parent-style-name="Standard">
      <style:paragraph-properties fo:margin-top="0in" fo:margin-bottom="0.1307in" style:contextual-spacing="false" fo:line-height="100%"/>
      <style:text-properties fo:color="#000000" loext:opacity="100%" style:font-name="Verdana" fo:font-size="12pt" fo:language="es" fo:country="ES" style:font-name-asian="Times New Roman1" style:font-size-asian="12pt" style:language-asian="fr" style:country-asian="FR" style:font-name-complex="Times New Roman1" style:font-size-complex="12pt"/>
    </style:style>
    <style:style style:name="P11" style:family="paragraph" style:parent-style-name="Standard">
      <style:paragraph-properties fo:margin-top="0in" fo:margin-bottom="0.1307in" style:contextual-spacing="false" fo:line-height="100%"/>
      <style:text-properties fo:color="#5c5d91" loext:opacity="100%" style:font-name="Verdana" fo:font-size="10pt" fo:language="es" fo:country="ES" fo:font-style="italic" fo:font-weight="bold" style:font-name-asian="Times New Roman1" style:font-size-asian="10pt" style:language-asian="fr" style:country-asian="FR" style:font-style-asian="italic" style:font-weight-asian="bold" style:font-name-complex="Times New Roman1" style:font-size-complex="10pt" style:font-style-complex="italic" style:font-weight-complex="bold"/>
    </style:style>
    <style:style style:name="P12" style:family="paragraph" style:parent-style-name="Standard">
      <loext:graphic-properties draw:fill="solid" draw:fill-color="#ffffff" draw:opacity="100%"/>
      <style:paragraph-properties fo:margin-top="0in" fo:margin-bottom="0in" style:contextual-spacing="false" fo:line-height="100%" fo:background-color="#ffffff"/>
      <style:text-properties fo:color="#5c5d91" loext:opacity="100%" style:font-name="Verdana" fo:language="es" fo:country="ES" fo:font-weight="bold" style:font-name-asian="Times New Roman1" style:language-asian="fr" style:country-asian="FR" style:font-weight-asian="bold" style:font-name-complex="Times New Roman1" style:font-weight-complex="bold"/>
    </style:style>
    <style:style style:name="P13" style:family="paragraph" style:parent-style-name="Standard">
      <style:paragraph-properties fo:margin-top="0in" fo:margin-bottom="0in" style:contextual-spacing="false" fo:line-height="100%"/>
      <style:text-properties fo:color="#5c5d91" loext:opacity="100%" style:font-name="Verdana" fo:font-size="12pt" fo:language="es" fo:country="ES" fo:font-weight="bold" style:font-name-asian="Times New Roman1" style:font-size-asian="12pt" style:language-asian="fr" style:country-asian="FR" style:font-weight-asian="bold" style:font-name-complex="Times New Roman1" style:font-size-complex="12pt" style:font-weight-complex="bold"/>
    </style:style>
    <style:style style:name="P14" style:family="paragraph" style:parent-style-name="Standard">
      <loext:graphic-properties draw:fill="solid" draw:fill-color="#ffffff" draw:opacity="100%"/>
      <style:paragraph-properties fo:margin-top="0in" fo:margin-bottom="0in" style:contextual-spacing="false" fo:line-height="100%" fo:background-color="#ffffff"/>
      <style:text-properties fo:color="#000000" loext:opacity="100%" style:font-name="Verdana" fo:language="es" fo:country="ES" style:font-name-asian="Times New Roman1" style:language-asian="fr" style:country-asian="FR" style:font-name-complex="Times New Roman1"/>
    </style:style>
    <style:style style:name="P15" style:family="paragraph" style:parent-style-name="Standard">
      <style:paragraph-properties fo:margin-top="0in" fo:margin-bottom="0in" style:contextual-spacing="false" fo:line-height="100%"/>
      <style:text-properties fo:color="#000000" loext:opacity="100%" style:font-name="Verdana" fo:font-size="12pt" fo:language="es" fo:country="ES" style:font-name-asian="Times New Roman1" style:font-size-asian="12pt" style:language-asian="fr" style:country-asian="FR" style:font-name-complex="Times New Roman1" style:font-size-complex="12pt"/>
    </style:style>
    <style:style style:name="P16" style:family="paragraph" style:parent-style-name="Standard">
      <style:paragraph-properties fo:margin-top="0in" fo:margin-bottom="0in" style:contextual-spacing="false" fo:line-height="100%"/>
      <style:text-properties fo:language="es" fo:country="ES"/>
    </style:style>
    <style:style style:name="P17" style:family="paragraph" style:parent-style-name="Standard">
      <loext:graphic-properties draw:fill="solid" draw:fill-color="#d8d8d8" draw:opacity="100%"/>
      <style:paragraph-properties fo:margin-top="0in" fo:margin-bottom="0in" style:contextual-spacing="false" fo:line-height="100%" fo:background-color="#d8d8d8"/>
      <style:text-properties fo:language="es" fo:country="ES"/>
    </style:style>
    <style:style style:name="P18" style:family="paragraph" style:parent-style-name="Standard">
      <loext:graphic-properties draw:fill="solid" draw:fill-color="#fef6e7" draw:opacity="100%"/>
      <style:paragraph-properties fo:margin-top="0in" fo:margin-bottom="0in" style:contextual-spacing="false" fo:line-height="100%" fo:background-color="#fef6e7"/>
      <style:text-properties fo:language="es" fo:country="ES"/>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c9211e" loext:opacity="100%" style:font-name="dejavu sans mono" fo:font-size="8.25pt" fo:letter-spacing="normal" fo:language="es" fo:country="ES" fo:font-style="normal" fo:font-weight="normal"/>
    </style:style>
    <style:style style:name="P20" style:family="paragraph" style:parent-style-name="Standard">
      <style:paragraph-properties fo:break-before="page"/>
      <style:text-properties fo:language="es" fo:country="ES"/>
    </style:style>
    <style:style style:name="T1" style:family="text">
      <style:text-properties fo:color="#5c5d91" loext:opacity="100%" style:font-name="Verdana" fo:font-weight="bold" style:font-name-asian="Times New Roman1" style:language-asian="fr" style:country-asian="FR" style:font-weight-asian="bold" style:font-name-complex="Times New Roman1" style:font-weight-complex="bold"/>
    </style:style>
    <style:style style:name="T2" style:family="text">
      <style:text-properties fo:color="#5c5d91" loext:opacity="100%" style:font-name="Verdana" fo:font-size="12pt" fo:font-weight="bold" style:font-name-asian="Times New Roman1" style:font-size-asian="12pt" style:language-asian="fr" style:country-asian="FR" style:font-weight-asian="bold" style:font-name-complex="Times New Roman1" style:font-size-complex="12pt" style:font-weight-complex="bold"/>
    </style:style>
    <style:style style:name="T3" style:family="text">
      <style:text-properties fo:color="#000000" loext:opacity="100%" style:font-name="Verdana" style:font-name-asian="Times New Roman1" style:language-asian="fr" style:country-asian="FR" style:font-name-complex="Times New Roman1"/>
    </style:style>
    <style:style style:name="T4" style:family="text">
      <style:text-properties fo:color="#000000" loext:opacity="100%" style:font-name="Verdana" fo:font-style="italic" style:font-name-asian="Times New Roman1" style:language-asian="fr" style:country-asian="FR" style:font-style-asian="italic" style:font-name-complex="Times New Roman1" style:font-style-complex="italic"/>
    </style:style>
    <style:style style:name="T5" style:family="text">
      <style:text-properties fo:color="#000000" loext:opacity="100%" style:font-name="Verdana" fo:font-size="7.5pt" style:font-name-asian="Times New Roman1" style:font-size-asian="7.5pt" style:language-asian="fr" style:country-asian="FR" style:font-name-complex="Times New Roman1" style:font-size-complex="7.5pt"/>
    </style:style>
    <style:style style:name="T6" style:family="text">
      <style:text-properties fo:color="#000000" loext:opacity="100%" style:font-name="Verdana" fo:font-size="12pt" style:font-name-asian="Times New Roman1" style:font-size-asian="12pt" style:language-asian="fr" style:country-asian="FR" style:font-name-complex="Times New Roman1" style:font-size-complex="12pt"/>
    </style:style>
    <style:style style:name="T7" style:family="text">
      <style:text-properties fo:color="#ff3366" loext:opacity="100%" style:text-position="super 58%" style:font-name="Verdana" fo:font-weight="bold" style:font-name-asian="Times New Roman1" style:language-asian="fr" style:country-asian="FR" style:font-weight-asian="bold" style:font-name-complex="Times New Roman1" style:font-weight-complex="bold"/>
    </style:style>
    <style:style style:name="T8" style:family="text">
      <style:text-properties fo:color="#ff3366" loext:opacity="100%" style:font-name="Verdana" fo:font-weight="bold" style:font-name-asian="Times New Roman1" style:language-asian="fr" style:country-asian="FR" style:font-weight-asian="bold" style:font-name-complex="Times New Roman1" style:font-weight-complex="bold"/>
    </style:style>
    <style:style style:name="T9" style:family="text">
      <style:text-properties fo:color="#ff3366" loext:opacity="100%" style:font-name="Verdana" fo:font-size="7.5pt" fo:font-weight="bold" style:font-name-asian="Times New Roman1" style:font-size-asian="7.5pt" style:language-asian="fr" style:country-asian="FR" style:font-weight-asian="bold" style:font-name-complex="Times New Roman1" style:font-size-complex="7.5pt" style:font-weight-complex="bold"/>
    </style:style>
    <style:style style:name="T10" style:family="text">
      <style:text-properties fo:color="#7f8c8d" loext:opacity="100%" style:font-name="Verdana" style:font-name-asian="Times New Roman1" style:language-asian="fr" style:country-asian="FR" style:font-name-complex="Times New Roman1"/>
    </style:style>
    <style:style style:name="T11" style:family="text">
      <style:text-properties fo:color="#7f8c8d" loext:opacity="100%" style:font-name="Verdana" fo:font-size="7.5pt" style:font-name-asian="Times New Roman1" style:font-size-asian="7.5pt" style:language-asian="fr" style:country-asian="FR" style:font-name-complex="Times New Roman1" style:font-size-complex="7.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artie 1 : compréhension de l’écrit<text:bookmark text:name="Bookmark"/></text:h>
      <text:p text:style-name="P12">Partie 1 : comprehénsion de l’écrit</text:p>
      <text:p text:style-name="P14"/>
      <text:p text:style-name="P4"><text:span text:style-name="T1">Lee</text:span><text:span text:style-name="T3"> atentamente varias veces el texto.<text:line-break/></text:span><text:span text:style-name="T1">Haz un resumen</text:span><text:span text:style-name="T3"> de su contenido en español. Debes comentar los siguientes puntos:</text:span></text:p>
      <text:p text:style-name="P4"><text:span text:style-name="T1">1. </text:span><text:span text:style-name="T3">¿Qué tipo de documento es?</text:span></text:p>
      <text:p text:style-name="P7"><text:span text:style-name="T3">Qué se esta un texto que se habla de la situación de la mujer en el deporte.</text:span></text:p>
      <text:p text:style-name="P4"><text:span text:style-name="T1">2. </text:span><text:span text:style-name="T3">¿Qué punto de vista defiende la autora? ¿Cuáles son sus principales argumentos? </text:span></text:p>
      <text:p text:style-name="P7"><text:span text:style-name="T3">Il expliqco en primera partie que <text:s/>ezfsd </text:span></text:p>
      <text:p text:style-name="P6"><text:span text:style-name="T1">3. </text:span><text:span text:style-name="T3">¿Qué efecto pretende conseguir en el (la) lector(a)?</text:span></text:p>
      <text:p text:style-name="P8">            </text:p>
      <text:p text:style-name="P11">La situación de la mujer en el deporte</text:p>
      <text:p text:style-name="P5"><text:span text:style-name="T3">Tengo una amiga de una audacia titánica a la que ya he mencionado algunas veces, la viguesa Chus Lago; fue la tercera mujer del mundo en subir al Everest sin oxígeno. Ahora acaba de capitanear</text:span><text:span text:style-name="T7">1</text:span><text:span text:style-name="T3"> la travesía del lago Baikal (Siberia), la mayor reserva de agua dulce de la Tierra. Chus, Verónica Romero y Rocío García tardaron 24 días en cruzar de sur a norte 640 kilómetros de inestable costra de hielo (ha sido el primer equipo femenino que lo ha hecho). […] Colgué la noticia en mis redes</text:span><text:span text:style-name="T7">2</text:span><text:span text:style-name="T3">, y algunas lectoras se extrañaron</text:span><text:span text:style-name="T7">3</text:span><text:span text:style-name="T3"> de no haber visto nada de esta historia en la prensa. Ha habido cosas peores: hace 10 años, Chus alcanzó el Polo Sur tras una épica travesía en solitario de la Antártida, 59 días de sufrimiento arrastrando</text:span><text:span text:style-name="T7">4</text:span><text:span text:style-name="T3"> un trineo de más de 100 kilos. Tampoco se habló mucho. ¿Proezas deportivas de mujeres? Alguien ha decidido que no venden.</text:span></text:p>
      <text:p text:style-name="P5"><text:span text:style-name="T3">Resulta chocante que el deporte sea uno de los sectores sociales en donde más se discrimina a la mujer. Sorprende este furioso sexismo por tratarse de una actividad tan pública, tan sometida al escrutinio</text:span><text:span text:style-name="T7">5</text:span><text:span text:style-name="T3"> de la gente. No estamos hablando de la desigualdad laboral en unas minas remotas, sino del machismo más campante</text:span><text:span text:style-name="T7">6</text:span><text:span text:style-name="T3"> en horarios de máxima audiencia. Sucede en todo el planeta: entre los 100 deportistas mejor pagados de 2018 según </text:span><text:span text:style-name="T4">Forbes</text:span><text:span text:style-name="T3"> no aparece ninguna mujer. Pero en España la situación es especialmente penosa. Aquí nos regimos aún por la discriminatoria Ley del Deporte de 1990, que no reconoce a las mujeres como deportistas profesionales: todas son </text:span><text:span text:style-name="T4">amateurs</text:span><text:span text:style-name="T3">.</text:span></text:p>
      <text:p text:style-name="P5"><text:span text:style-name="T3">Como consecuencia de eso, las mujeres sufren una desprotección total. La mayoría no tienen contrato […]. Carecen</text:span><text:span text:style-name="T7">7</text:span><text:span text:style-name="T3"> de seguro frente a las lesiones o los accidentes, a muchas competir les cuesta dinero (por ejemplo, la tiradora Pilar Calvo, que participó representando a España en el Campeonato del Mundo de 2015 en Italia, tuvo que costearse</text:span><text:span text:style-name="T7">8</text:span><text:span text:style-name="T3"> todos los gastos, mientras que los varones iban pagados por la federación), y es un secreto a voces que a menudo se ven obligadas a firmar ilegales acuerdos de no embarazo. Sin sueldo y con premios infinitamente menores (o directamente sin premio y humilladas: ha habido campeonatos de surf en los que los ganadores se llevaban 1000 euros y las ganadoras un biquini), por lo general las mujeres deportistas han de trabajar muy duro para ganarse la vida, lo cual implica no poder entrenar todo lo que deben y tener que pedir vacaciones para poder asistir a campeonatos. Y todo esto sin hablar de los abusos sexuales, de los uniformes ofensivamente </text:span><text:span text:style-name="T4">sexys</text:span><text:span text:style-name="T3">, de los comentarios estúpidos. […]</text:span></text:p>
      <text:p text:style-name="P9">Pese a todo este drama, las deportistas españolas se han llevado más medallas que los hombres en los dos últimos Juegos Olímpicos. Lo que conseguirían si las apoyaran.</text:p>
      <text:p text:style-name="P17"><text:span text:style-name="T8">1. </text:span><text:span text:style-name="T10">être à la tête de</text:span><text:span text:style-name="T3"> </text:span><text:span text:style-name="T8">2.</text:span><text:span text:style-name="T10"> réseaux sociaux</text:span><text:span text:style-name="T3"> </text:span><text:span text:style-name="T8">3.</text:span><text:span text:style-name="T3"> </text:span><text:span text:style-name="T10">trouvèrent bizarre</text:span><text:span text:style-name="T3"> </text:span><text:span text:style-name="T8">4.</text:span><text:span text:style-name="T3"> </text:span><text:span text:style-name="T10">à traîner</text:span><text:span text:style-name="T3"> </text:span><text:span text:style-name="T8">5.</text:span><text:span text:style-name="T3"> </text:span><text:span text:style-name="T10">examen minutieux</text:span><text:span text:style-name="T3"> </text:span><text:span text:style-name="T8">6.</text:span><text:span text:style-name="T3"> </text:span><text:span text:style-name="T10">sans gêne</text:span><text:span text:style-name="T3"> </text:span><text:span text:style-name="T8">7.</text:span><text:span text:style-name="T3"> </text:span><text:span text:style-name="T10">elles n’ont pas</text:span><text:span text:style-name="T3"> </text:span><text:span text:style-name="T9">8.</text:span><text:span text:style-name="T5"> </text:span><text:span text:style-name="T11">payer soi-même</text:span></text:p>
      <text:p text:style-name="P13"/>
      <text:p text:style-name="P13"/>
      <text:p text:style-name="P13"/>
      <text:p text:style-name="P13"/>
      <text:p text:style-name="P13"><text:soft-page-break/></text:p>
      <text:p text:style-name="P13"/>
      <text:p text:style-name="P13">Partie 2 : expression écrite</text:p>
      <text:p text:style-name="P15"/>
      <text:p text:style-name="P16"><text:span text:style-name="T2">Traitez</text:span><text:span text:style-name="T6"> l’un des deux sujets suivants au choix.<text:line-break/></text:span><text:span text:style-name="T2">Répondez</text:span><text:span text:style-name="T6"> en espagnol, en 120 mots au moins (environ 12 lignes).</text:span></text:p>
      <text:p text:style-name="P15"> </text:p>
      <text:p text:style-name="P10"/>
      <text:p text:style-name="P18"><text:span text:style-name="T2">sujet 1 : <text:s text:c="2"/>Escribe</text:span><text:span text:style-name="T6"> una carta a un canal de televisión para pedir que haya más presencia del deporte femenino en los programas deportivos.</text:span></text:p>
      <text:p text:style-name="P15"> </text:p>
      <text:p text:style-name="P10"/>
      <text:p text:style-name="P18"><text:span text:style-name="T2">sujet 2: </text:span><text:span text:style-name="T6">"Hoy en día la mayoría de las mujeres están en situación de igualdad con los hombres. La lucha feminista ya no es necesaria."<text:line-break/></text:span><text:span text:style-name="T2">Explica</text:span><text:span text:style-name="T6"> si estás de acuerdo con esta opinión o no y por qué.</text:span></text:p>
      <text:p text:style-name="P2"/>
      <text:p text:style-name="P3"/>
      <text:p text:style-name="P3"/>
      <text:p text:style-name="P3"/>
      <text:p text:style-name="P3"/>
      <text:p text:style-name="P19">Hola a todos, os deseo lo mejor para 2021,</text:p>
      <text:p text:style-name="P19"><text:line-break/>un peu d'espagnol pour la semaine prochaine, à rendre pour vendredi 15 janvier.</text:p>
      <text:p text:style-name="P19"><text:line-break/>Il s'agit d'un sujet de Compréhension écrite et d'expression écrite sur la place des femmes dans le sport. le sujet est en PJ, attention ! pas de google traduction et pas plus 1h30 pour le faire.</text:p>
      <text:p text:style-name="P19"><text:line-break/>D'autre part, vous aurez un contrôle mardi 12 janvier sur le passé simple/ le lexique "feminismo"/ l'obligation perso et imperso.</text:p>
      <text:p text:style-name="P20">Partie 1: comprendre de l’écrit</text:p>
      <text:p text:style-name="P2">Partie 1: compréhension du jugement</text:p>
      <text:p text:style-name="P2"/>
      <text:p text:style-name="P2">Lisez attentivement le texte plusieurs fois.</text:p>
      <text:p text:style-name="P2">Faites un résumé de son contenu en espagnol. Vous devriez commenter les points suivants:</text:p>
      <text:p text:style-name="P2">1. De quel type de document s'agit-il?</text:p>
      <text:p text:style-name="P2">2. Quel point de vue l'auteur défend-il? Quels sont vos principaux arguments?</text:p>
      <text:p text:style-name="P2">3. Quel effet comptez-vous obtenir sur le lecteur?</text:p>
      <text:p text:style-name="P2"/>
      <text:p text:style-name="P2">La situation des femmes dans le sport</text:p>
      <text:p text:style-name="P2">J'ai un ami d'une audace titanesque que j'ai déjà évoqué à quelques reprises, Chus Lago, de Vigo; Elle était la troisième femme au monde à gravir l'Everest sans oxygène. Il vient maintenant de commander1 la traversée du lac Baïkal (Sibérie), le plus grand réservoir d'eau douce de la planète. Chus, Verónica Romero et Rocío García ont mis 24 jours pour traverser 640 kilomètres de croûte de glace instable du sud au nord (c'était la première équipe féminine à le faire). […] J'ai posté l'actualité sur mes réseaux2, et certains lecteurs ont été surpris3 de n'avoir rien vu de cette histoire dans la presse. Il y a eu des choses pires: il y a 10 ans, Chus a atteint le pôle Sud après un voyage épique en solitaire à travers l'Antarctique, 59 jours de souffrance en traînant un traîneau de plus de 100 kilos. Il n'y a pas eu beaucoup de discussions non plus. Prouesses sportives des femmes? Quelqu'un a décidé de ne pas vendre.</text:p>
      <text:p text:style-name="P2">Il est choquant que le sport soit l'un des secteurs sociaux où les femmes sont les plus discriminées. Ce sexisme furieux est surprenant car il s'agit d'une telle activité publique, donc soumise au contrôle5 de la population. Nous ne parlons pas de l'inégalité du travail dans les mines éloignées, mais du machisme plus ouvert6 aux heures de grande écoute. Cela se passe partout dans le monde: parmi les 100 athlètes les mieux payés de 2018 selon Forbes, aucune femme n'apparaît. Mais en Espagne, la situation est particulièrement désastreuse. Ici, nous sommes toujours régis par la loi discriminatoire sur le sport de 1990, qui ne reconnaît pas les femmes comme athlètes professionnelles: ce sont toutes des amateurs.</text:p>
      <text:p text:style-name="P2">En conséquence, les femmes souffrent d'un manque total de protection. La plupart n'ont pas de contrat […]. Ils manquent7 d'assurance contre les blessures ou les accidents, beaucoup d'entre eux coûtent de l'argent pour concourir (par exemple, le tireur Pilar Calvo, qui a participé en représentant l'Espagne au championnat du monde 2015 en Italie, a dû payer8 tous les frais, tandis que les hommes étaient payés par la fédération), et c'est un secret de polichinelle qu'ils sont souvent contraints de signer des accords illégaux de non-grossesse. Sans salaire et avec des prix infiniment plus petits (ou directement sans prix et humiliés: il y a eu des championnats de surf dans lesquels les gagnants ont pris 1000 euros et les gagnants un bikini), les athlètes féminines doivent généralement travailler très dur pour remporter le prix. la vie, ce qui implique de ne pas pouvoir s'entraîner tout ce qu'il faut et de devoir prendre des vacances pour assister aux championnats. Et tout cela sans parler des abus sexuels, des uniformes offensivement sexy, des commentaires stupides. […]</text:p>
      <text:p text:style-name="P2">Malgré tout ce drame, les athlètes espagnols ont remporté plus de médailles que les hommes lors des deux derniers Jeux Olympiques. Ce qu'ils obtiendraient s'ils les soutenaient.</text:p>
      <text:p text:style-name="P2">1. être à la tête de 2. réseaux sociaux 3. trouvèrent bizarre 4. à traîner 5. examen minutieux 6. sans gêne 7. elles n'ont pas 8. payer soi-même</text:p>
      <text:p text:style-name="P2"/>
      <text:p text:style-name="P2"/>
      <text:p text:style-name="P2"/>
      <text:p text:style-name="P2"><text:soft-page-break/></text:p>
      <text:p text:style-name="P2"/>
      <text:p text:style-name="P2"/>
      <text:p text:style-name="P2">Partie 2: expression écrite</text:p>
      <text:p text:style-name="P2"/>
      <text:p text:style-name="P2">Traitez l’un des deux sujets suivants au choix.</text:p>
      <text:p text:style-name="P2">Répondez en espagnol, en 120 mots au moins (environ 12 lignes).</text:p>
      <text:p text:style-name="P2"/>
      <text:p text:style-name="P2"/>
      <text:p text:style-name="P2">sujet 1: Ecrire une lettre à une chaîne de télévision pour demander une plus grande présence des sports féminins dans les programmes sportifs.</text:p>
      <text:p text:style-name="P2"/>
      <text:p text:style-name="P2"/>
      <text:p text:style-name="P2">sujet 2: "Aujourd'hui, la plupart des femmes sont sur un pied d'égalité avec les hommes. La lutte féministe n'est plus nécessaire."</text:p>
      <text:p text:style-name="P2">Expliquez si vous êtes d'accord ou non avec cette opinion et pourquo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monospace"/>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loext:opacity="0%" style:font-name="Calibri" fo:font-size="11pt" fo:language="es" fo:country="ES" style:font-name-asian="SimSun"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4917in" style:writing-mode="lr-tb"/>
      <style:text-properties style:use-window-font-color="true" loext:opacity="0%" style:font-name="Calibri" fo:font-size="11pt" fo:language="es" fo:country="ES" style:font-name-asian="SimSun"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0693in" fo:margin-bottom="0.0693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list-style-name="">
      <style:paragraph-properties fo:margin-top="0.0693in" fo:margin-bottom="0.0693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45in" fo:margin-left="0.5909in" fo:margin-right="0.3929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4</meta:editing-cycles>
    <meta:creation-date>2020-02-03T10:58:00</meta:creation-date>
    <dc:date>2021-01-10T18:34:39.745413231</dc:date>
    <meta:editing-duration>PT11M56S</meta:editing-duration>
    <meta:generator>LibreOffice/7.0.4.2$Linux_X86_64 LibreOffice_project/00$Build-2</meta:generator>
    <meta:document-statistic meta:table-count="0" meta:image-count="0" meta:object-count="0" meta:page-count="4" meta:paragraph-count="44" meta:word-count="1395" meta:character-count="8233" meta:non-whitespace-character-count="68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